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05cm" fo:min-width="1.934cm"/>
    </style:style>
    <style:style style:name="gr2" style:family="graphic" style:parent-style-name="standard">
      <style:graphic-properties svg:stroke-color="#000000" draw:fill-color="#ffff99" draw:textarea-horizontal-align="justify" draw:textarea-vertical-align="middle" draw:auto-grow-height="false" fo:min-height="1.95cm" fo:min-width="1.934cm"/>
    </style:style>
    <style:style style:name="gr3" style:family="graphic" style:parent-style-name="standard">
      <style:graphic-properties svg:stroke-color="#000000" draw:fill-color="#ffff99" draw:textarea-horizontal-align="justify" draw:textarea-vertical-align="middle" draw:auto-grow-height="false" fo:min-height="1.95cm" fo:min-width="1.934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1.934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95cm" fo:min-width="1.865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95cm" fo:min-width="3.7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  <style:text-properties fo:font-size="18pt" style:font-size-asian="18pt" style:font-size-complex="18pt"/>
    </style:style>
    <style:style style:name="P2" style:family="paragraph">
      <loext:graphic-properties draw:fill-color="#ffffff"/>
      <style:paragraph-properties fo:text-align="center"/>
      <style:text-properties fo:font-size="18pt" style:font-size-asian="18pt" style:font-size-complex="18pt"/>
    </style:style>
    <style:style style:name="P3" style:family="paragraph">
      <loext:graphic-properties draw:fill-color="#ffff99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  <style:text-properties fo:font-weight="bold"/>
    </style:style>
    <style:style style:name="P8" style:family="paragraph">
      <loext:graphic-properties draw:fill-color="#ffffff"/>
      <style:paragraph-properties fo:text-align="center"/>
      <style:text-properties fo:font-weight="normal" style:font-weight-asian="normal" style:font-weight-complex="normal"/>
    </style:style>
    <style:style style:name="P9" style:family="paragraph">
      <style:paragraph-properties fo:text-align="center"/>
      <style:text-properties fo:font-size="12pt" style:font-size-asian="12pt" style:font-size-complex="12pt"/>
    </style:style>
    <style:style style:name="P10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434cm" svg:height="2.3cm" draw:transform="skewX (0.0139626340159546) translate (9.331cm 1cm)">
          <text:p text:style-name="P1"><text:span text:style-name="T1">Mai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34cm" svg:height="2.2cm" draw:transform="skewX (0.0139626340159546) translate (2.166cm 6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434cm" svg:height="2.2cm" draw:transform="skewX (0.0139626340159546) translate (17.424cm 2.1cm)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2.434cm" svg:height="2.2cm" draw:transform="skewX (0.0139626340159546) translate (22.631cm 2.1cm)">
          <text:p text:style-name="P4">images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434cm" svg:height="2.2cm" draw:transform="skewX (0.0139626340159546) translate (3.831cm 2.2cm)">
          <text:p text:style-name="P4">Form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434cm" svg:height="2.2cm" draw:transform="skewX (0.0139626340159546) translate (1.066cm 2.2cm)">
          <text:p text:style-name="P4">Media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2.365cm" svg:height="2.2cm" draw:transform="skewX (0.0139626340159546) translate (6.7cm 2.2cm)">
          <text:p text:style-name="P4">Quiz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29cm" svg:height="1.2cm" draw:transform="skewX (0.0139626340159546) translate (16.31cm 4.5cm)">
          <text:p text:style-name="P4">Carboniferous</text:p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2.403cm" svg:height="1.673cm" svg:x="2.162cm" svg:y="6.3cm">
          <draw:text-box>
            <text:p>media</text:p>
          </draw:text-box>
        </draw:frame>
        <draw:frame draw:style-name="gr8" draw:text-style-name="P6" draw:layer="layout" svg:width="2.576cm" svg:height="0.962cm" svg:x="17.393cm" svg:y="2.638cm">
          <draw:text-box>
            <text:p>periods</text:p>
          </draw:text-box>
        </draw:frame>
        <draw:custom-shape draw:style-name="gr6" draw:text-style-name="P5" draw:layer="layout" svg:width="4.29cm" svg:height="1.2cm" draw:transform="skewX (0.0139626340159546) translate (16.31cm 5.8cm)">
          <text:p text:style-name="P4">Permian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.29cm" svg:height="1.2cm" draw:transform="skewX (0.0139626340159546) translate (16.31cm 7.1cm)">
          <text:p text:style-name="P7"><text:span text:style-name="T2">Mesozoic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29cm" svg:height="1.2cm" draw:transform="skewX (0.0139626340159546) translate (16.303cm 8.4cm)">
          <text:p text:style-name="P4">Paleocene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29cm" svg:height="1.2cm" draw:transform="skewX (0.0139626340159546) translate (16.303cm 9.7cm)">
          <text:p text:style-name="P4">Eocene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29cm" svg:height="1.2cm" draw:transform="skewX (0.0139626340159546) translate (16.31cm 11cm)">
          <text:p text:style-name="P4">Oligocene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29cm" svg:height="1.2cm" draw:transform="skewX (0.0139626340159546) translate (16.31cm 12.3cm)">
          <text:p text:style-name="P4">Miocene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29cm" svg:height="1.2cm" draw:transform="skewX (0.0139626340159546) translate (16.303cm 13.6cm)">
          <text:p text:style-name="P4">Pliocene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29cm" svg:height="1.2cm" draw:transform="skewX (0.0139626340159546) translate (16.31cm 14.9cm)">
          <text:p text:style-name="P4">Pleistocene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29cm" svg:height="1.2cm" draw:transform="skewX (0.0139626340159546) translate (16.31cm 16.2cm)">
          <text:p text:style-name="P4">Holocene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29cm" svg:height="1.2cm" draw:transform="skewX (0.0139626340159546) translate (21.424cm 4.5cm)">
          <text:p text:style-name="P4">WorldModern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4.29cm" svg:height="1.2cm" draw:transform="skewX (0.0139626340159546) translate (21.424cm 5.8cm)">
          <text:p text:style-name="P9"><text:span text:style-name="T3">WorldCarboniferous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4.29cm" svg:height="1.2cm" draw:transform="skewX (0.0139626340159546) translate (21.424cm 7.1cm)">
          <text:p text:style-name="P7"><text:span text:style-name="T2">carboniferous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29cm" svg:height="1.2cm" draw:transform="skewX (0.0139626340159546) translate (21.417cm 8.4cm)">
          <text:p text:style-name="P4">permian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29cm" svg:height="1.2cm" draw:transform="skewX (0.0139626340159546) translate (21.417cm 9.7cm)">
          <text:p text:style-name="P4">mesozoic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29cm" svg:height="1.2cm" draw:transform="skewX (0.0139626340159546) translate (21.424cm 11cm)">
          <text:p text:style-name="P4">paleocene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29cm" svg:height="1.2cm" draw:transform="skewX (0.0139626340159546) translate (21.424cm 12.3cm)">
          <text:p text:style-name="P4">eocene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29cm" svg:height="1.2cm" draw:transform="skewX (0.0139626340159546) translate (21.417cm 13.6cm)">
          <text:p text:style-name="P4">oligocene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29cm" svg:height="1.2cm" draw:transform="skewX (0.0139626340159546) translate (21.424cm 14.9cm)">
          <text:p text:style-name="P4">miocene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29cm" svg:height="1.2cm" draw:transform="skewX (0.0139626340159546) translate (21.424cm 16.2cm)">
          <text:p text:style-name="P4">pliocene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29cm" svg:height="1.2cm" draw:transform="skewX (0.0139626340159546) translate (21.417cm 17.6cm)">
          <text:p text:style-name="P4">pleistocene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29cm" svg:height="1.2cm" draw:transform="skewX (0.0139626340159546) translate (21.417cm 19cm)">
          <text:p text:style-name="P4">holocene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29cm" svg:height="1.2cm" draw:transform="skewX (0.0139626340159546) translate (1.403cm 8.3cm)">
          <text:p text:style-name="P4">Dinosaur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4.29cm" svg:height="1.2cm" draw:transform="skewX (0.0139626340159546) translate (1.41cm 9.7cm)">
          <text:p text:style-name="P4">Mammoth</text:p>
          <draw:enhanced-geometry svg:viewBox="0 0 21600 21600" draw:type="rectangle" draw:enhanced-path="M 0 0 L 21600 0 21600 21600 0 21600 0 0 Z N"/>
        </draw:custom-shape>
        <draw:line draw:style-name="gr9" draw:text-style-name="P4" draw:layer="layout" svg:x1="11.8cm" svg:y1="1.5cm" svg:x2="18.6cm" svg:y2="2.1cm">
          <text:p/>
        </draw:line>
        <draw:line draw:style-name="gr9" draw:text-style-name="P4" draw:layer="layout" svg:x1="11.7cm" svg:y1="1.2cm" svg:x2="23.9cm" svg:y2="2cm">
          <text:p/>
        </draw:line>
        <draw:line draw:style-name="gr9" draw:text-style-name="P4" draw:layer="layout" svg:x1="9.3cm" svg:y1="1.6cm" svg:x2="8.1cm" svg:y2="2.3cm">
          <text:p/>
        </draw:line>
        <draw:line draw:style-name="gr9" draw:text-style-name="P4" draw:layer="layout" svg:x1="9.3cm" svg:y1="1cm" svg:x2="5.4cm" svg:y2="2.2cm">
          <text:p/>
        </draw:line>
        <draw:line draw:style-name="gr9" draw:text-style-name="P4" draw:layer="layout" svg:x1="9.3cm" svg:y1="1.4cm" svg:x2="2.5cm" svg:y2="2.2cm">
          <text:p/>
        </draw:line>
        <draw:line draw:style-name="gr9" draw:text-style-name="P4" draw:layer="layout" svg:x1="2.5cm" svg:y1="4.5cm" svg:x2="3.1cm" svg:y2="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16T20:45:55.228000000</meta:creation-date>
    <dc:date>2016-03-16T21:23:34.558000000</dc:date>
    <meta:editing-duration>PT6M47S</meta:editing-duration>
    <meta:editing-cycles>1</meta:editing-cycles>
    <meta:document-statistic meta:object-count="39"/>
    <meta:generator>LibreOffice/5.0.1.2$Windows_x86 LibreOffice_project/81898c9f5c0d43f3473ba111d7b351050be20261</meta:generator>
  </office:meta>
</office:document-meta>
</file>